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e8e8e8" style:font-name="Raleway"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span class="titre1"&gt;Éléonore Steinfort&lt;/span&gt;<text:line-break/><text:line-break/><text:line-break/>&lt;div class="presentation_pass" style="background-image: url(http://img11.hostingpics.net/pics/617859passanomalie.png);"&gt;<text:line-break/>&lt;span class="titre_pres_pass"&gt;Passeport&lt;/span&gt;<text:line-break/>&lt;br/&gt;<text:line-break/>[b]Nom :[/b] Steinfort<text:line-break/>[b]Prénom :[/b] Éléonore<text:line-break/>[b]Surnom :[/b] N/A<text:line-break/>[b]Sexe :[/b] Féminin<text:line-break/>[b]Âge :[/b] 32 ans, bien que son statut d'anomalie a interrompu le vieillissement de son corps il y a de cela six ans<text:line-break/>[b]Métier :[/b] Gharyn<text:line-break/>[b]Communauté :[/b] My'trä - Zagash<text:line-break/>[b]Lieu de naissance :[/b] Une petite ville dans la région de Shüren<text:line-break/>&lt;/div&gt;<text:line-break/><text:line-break/>&lt;div class="presentation_apt"&gt;<text:line-break/>&lt;span class="titre_pres_pass"&gt;Aptitudes &amp; possessions&lt;/span&gt;<text:line-break/>[list][*][b]Armes et habiletés :[/b] Porte toujours une épée avec elle. Formée au combat et à la stratégie militaire. Autodidacte créative dans le domaine des « interrogatoires ». Eléonore a également récemment commencé à développer des compétences de diplomatie / démagogie.<text:line-break/>[*][b]Croyance (si Anomalie my'trän) :[/b] Dalai<text:line-break/>[*][b]Magies affiliées (si Anomalie my'trän):[/b] Magie de l'eau – Adepte. Eléonore a principalement développé son art dans le cadre d'interrogatoires militaires (aka torture). Dans sa nouvelle vie de politicienne, elle n'utilise la magie que pour des tâches quotidiennes sans envergure.<text:line-break/>[*][b]Familiers/montures :[/b] /<text:line-break/>[*][b]Autres possessions :[/b] Un chapeau cool.[/list]<text:line-break/>&lt;/div&gt;<text:line-break/><text:line-break/>&lt;div class="presentation"&gt;<text:line-break/>&lt;span class="titre_pres"&gt;Profil psychologique&lt;/span&gt;Elle a vrillé. C'est probablement le meilleur moyen de décrire le comportement de notre petite blonde aux yeux verts. Dans la catégorie des gens pas franchement finis, elle décroche le pompon de fort belle manière depuis sa transformation en Anomalie, même s'il n'en a pas toujours été ainsi.</text:p>
      <text:p text:style-name="Standard"/>
      <text:p text:style-name="Standard">Le premier aspect de la personnalité d'une originaire de Zagash qui vous viendrait à l'esprit serait probablement sa tendance à l'agressivité. En ce sens, Eléonore a pleinement hérité des caractéristiques de son peuple, allant jusqu'à faire de la guerre son métier -avant que son statut ne la force à devenir une paria, une fugitive. La jeune femme n'est pas du genre à signer des traités de paix et elle a même poussé le vice tellement loin que le seul objectif personnel qu'elle poursuit aujourd'hui est une guerre totale contre Daënastre et, à terme, la réduction de ces derniers à l'état d'esclave pour le compte de My'trä. Cela étant, si le paradigme de la Zagashienne est de mettre Irydaë à feu et à sang, celle-ci ne passe pas non plus sa vie à se battre.</text:p>
      <text:p text:style-name="Standard"/>
      <text:p text:style-name="Standard">Car malgré ses instincts belliqueux, Eléonore est loin d'être une brute écervelée. Consciente que son statut en fait pratiquement l'ennemie publique numéro un, elle sait également faire preuve de discernement et éviter un combat sans intérêt. Elle évite d'attirer l'attention, me direz-vous. Vous ne pourriez pas vous tromper plus. Car la jeune femme est doté d'une énergie à faire pâlir de jalousie le pire des enfants hyperactifs. Elle ne s'arrête jamais, pétille en permanence d'une vigueur à toute épreuve, et ne se gêne pas pour le montrer. Notre Anomalie aux yeux de jade a une fâcheuse <text:soft-page-break/>tendance à parler fort -souvent pour dire des conneries, et souvent. Alors pour la discrétion, on repassera. De nature impertinente et moqueuse, elle ne se fait pas souvent d'amis, ce qui lui convient parfaitement. Elle, qui autrefois était l'incarnation même du sang-froid et de la retenue, n'est plus qu'une tornade ambulante emportant tout sur son passage. </text:p>
      <text:p text:style-name="Standard"/>
      <text:p text:style-name="Standard">Mais au delà de son caractère exubérant, la transformation d'Eléonore a malheureusement eu d'autres conséquences moins... entraînantes. Cette dernière a notamment pris goût lors de séjour céleste à ses sessions prolongées d'interrogatoires... éthiquement discutables. Elle en a développé un léger penchant pour le sadisme et n'hésitera pas à faire souffrir une personne qui l'importune -voire y prendra même du plaisir. A la différence de l'époque où elle était militaire, elle peut désormais s'adonner à ce loisir sans avoir aucune information à tirer de sa victime. A l'époque au moins, elle avait une raison. Une mauvaise certes -vouloir obtenir des informations au sujet de la technologie daënare relève pratiquement de l'hérésie là d'où elle vient, mais une raison quand même.</text:p>
      <text:p text:style-name="Standard"/>
      <text:p text:style-name="Standard">Car les seules choses aujourd'hui qui ont une quelconque espèce d'importance aux yeux de l'Anomalie sont d'en apprendre plus sur les armes de leurs cousins déserteurs et sa foi sans limite envers Dalai. Aussi étrange que cela puisse paraître, ce sont là les deux moteurs de sa vie, les seules causes pour lesquelles son cœur bat. Malheureusement, manipuler de la technologie quand on est My'träne ne vient pas sans coût comme chacun sait, et on ne peut pas dire que les migraines et les malaises à répétition servent vraiment sa cause... &lt;/div&gt;<text:line-break/><text:line-break/>&lt;div class="presentation"&gt;<text:line-break/>&lt;span class="titre_pres"&gt;Physiologie&lt;/span&gt;De prime abord, Eléonore pourrait sembler charmante. Un corps galbé et des formes minutieusement sculptées au fil des années contribuent à donner à sa silhouette un aspect presque idéal. En dehors de son allure finement ciselée, la jeune femme possède des mensurations relativement communes étant donné l'âge auquel son corps a arrêté sa croissance. Du haut de son mètre soixante -et des poussières, elle n'a pas une carrure des plus impressionnantes à première vue, bien que sous-estimer sa force physique serait une erreur à ne pas commettre. Mais si sa stature n'a rien de grandiose, Eléonore compense sans mal cet aspect de son physique par un charisme indicible. En effet, l'anomalie possède une prestance que beaucoup de ses relations qualifient d'inégalée. L'aura électrique qu'elle dégage à chacune de ses prises de parole a de quoi vous saisir et ne manque pas à sa mission première de captiver l'attention. </text:p>
      <text:p text:style-name="Standard"/>
      <text:p text:style-name="Standard">Le visage d'Eléonore est à l'image du reste de son corps. A l'instar de ce dernier, il se décompose en un singulier mélange de finesse et de folie douce. Ses yeux d'un vert profond vous transpercent aussi facilement qu'une lame de couteau mais si vous parvenez à soutenir son regard assez longtemps vous pourrez peut-être apercevoir une étincelle de déraison au fond de ses iris de jade. Comme pour appuyer -inutilement- ce regard loufoque, le petit nez pointu qui trône au milieu de son minois semble vouloir constamment s'exprimer. Les plus observateurs se rendront en effet assez vite compte qu'outre ses sourcils ayant une tendance prononcée à la gesticulation, c'est par ce biais que les sentiments d'Eléonore se traduisent le plus, que ce soit par une risette narquoise ou des narines qui se froncent en cas de contrariété avancée. De fines lèvres étonnamment pâles viennent compléter ce tableau excentrique, aux bords desquelles flotte presque toujours un vague sourire ironique, quand elles ne sont pas fermées en une expression de sérieux austère. Venant encadrer ce portrait, sa fine chevelure dorée virevoltant au vent dans un ensemble assez peu entretenu semble parachever son visage plein de vie aux allures anarchiques.</text:p>
      <text:p text:style-name="Standard"/>
      <text:p text:style-name="Standard">Vestige de son -court- passage dans l'armée, Eléonore en a conservé ses habitudes vestimentaires. Elle porte pratiquement constamment des vêtements serrés aux allures martiales, sans compter un chapeau ressemblant à un béret qui n'est pas sans rappeler ceux de la marine. Des bottes de cuir et des hauts aux frontières du corset viennent compléter cette panoplie, lui donnant un look de minette de la haute jurant à merveille avec son caractère.&lt;/div&gt;<text:line-break/><text:soft-page-break/><text:line-break/>&lt;fieldset class="biographie"&gt;<text:line-break/>&lt;legend style="font-size:25px; color:#ccae50; font-family: Cinzel; text-shadow: 0 0 5px;"&gt;Biographie&lt;/legend&gt;<text:line-break/>&lt;p style="font-style: italic; font-family: Raleway, sans-serif;<text:line-break/>text-align: justify;"&gt;Si l'incident survenu lors de son escapade dans les îles célestes ne s'était pas produit, Il aurait été assez difficile de trouver une histoire plus typique de Zagash que celle d'Eléonore. A l'exception de ses pensées hérétiques d'Anomalie, la jeune femme est tellement enracinée dans les préceptes de sa région que cela pourrait presque être amusant -si seulement les préceptes en question n'étaient pas ceux de Dalai. Née il y a une trentaine d'années dans une maison aisée de Shüren, la demoiselle aux cheveux d'or a connu une enfance somme toute sans accroc, bercée dès son plus jeune âge par les récits des prouesses martiales de ses congénères, qu'il s'agisse d'histoires réelles ou de mythes -si tant est qu'on puisse le déterminer, ce qui n'était pas toujours le cas. Fille unique d'une famille dévouée corps et âme à Dalai, Eléonore grandit ainsi la tête remplie de rêve de conquêtes et le cœur de fierté. Si elle n'habitait pas dans la capitale de Zagash, sa proximité à la petite ville dont elle était originaire n'était pas sans influence sur leur mode de vie. Ainsi, la jeune fille se retrouva plus exposée aux les intrigues politiques que si elle avait grandi à Kereeh. Pour autant, sa jeunesse fut d'une simplicité exemplaire ; Eléonore développa rapidement une affinité prononcée pour l'Architecte des eaux. Aussi les rudiments de la magie aquatique lui furent inculqués dès que son âge le lui permit et elle put ainsi commencer à travailler son art.</text:p>
      <text:p text:style-name="Standard"/>
      <text:p text:style-name="Standard">Certains peinent à trouver leur voie et peuvent passer des années sans savoir de quoi leur vie sera faite. Pour d'autres c'est une évidence, il n'y a qu'un seul chemin possible et la question ne se pose même pas. Eléonore fait partie de cette deuxième catégorie de gens. Son lien avec Dalai était fort, et c'est sans surprise qu'elle embrassa une carrière militaire. On l'envoya étudier l'art de la guerre dans une école spécialisée à Shüren au sein de laquelle elle passa cinq ans à en apprendre tous les tenants et les aboutissants. Sans être la meilleure de sa promotion, la blondinette n'eut jamais à rougir de ses résultats et elle tire encore dix ans plus tard une grande fierté de son parcours. La vie à la capitale était elle aussi captivante. Bien plus politisée que celle dans laquelle elle avait grandit, cette ville lui fit découvrir une toute autre dimension de la vie. </text:p>
      <text:p text:style-name="Standard"/>
      <text:p text:style-name="Standard">A l'issue de sa formation, Eléonore se retrouva une nouvelle fois face à son destin. Si la majorité de ses camarades s'orientait vers une carrière de mercenaire, il n'était pas forcément aisé de choisir sa destination de prédilection. La providence servit à nouveau ses desseins de conquêtes en lui offrant sur un plateau d'argent ce qu'elle pouvait espérer de mieux -preuve qu'elle avait les faveurs de Dalai pour elle. La rumeur faisait le tour de la ville depuis quelques jours, et tout le monde à Shüren en tremblait d'excitation : une expédition était en train de voir le jour pour tenter d'aller conquérir... les îles célestes. S'ils se débrouillaient sur terre et excellaient dans la mer, les Zagashiens n'étaient pas forcément familiers de la voie des airs, et un tel exploit resterait probablement gravé dans les mémoires pour longtemps. La jeune femme s'inscrivit parmi les participants à cette aventure et c'est ainsi qu'elle se retrouva à dos d'ovchin, la peur au ventre, en direction... du ciel. Ce voyage, qui dura plus de six ans, allait être le tournant de sa courte vie. Eléonore avait alors vingt-trois ans.</text:p>
      <text:p text:style-name="Standard"/>
      <text:p text:style-name="Standard">Le trajet fut éprouvant. Tout marin qu'ils étaient, les Zagashiens avaient peut-être pêché par orgueil en s'attaquant ainsi aux vents hurlants d'Amisgal. Une partie de la compagnie fut emportée par les tempêtes successives qui les assaillirent, mais malgré tout, les colons finirent par accoster sur une île après ce qui semblait une éternité. Ils étaient hagards et diminués, mais rien n'avait pu entamer leur détermination et ils initièrent leur projet avec les moyens à leur disposition.</text:p>
      <text:p text:style-name="Standard"/>
      <text:p text:style-name="Standard">Après les premières vagues d'exploration de cette île, une chose devint certaine : les Zagashiens n'étaient pas les premiers ici. Des peuples d'autochtones semblant s'être installés dans ce trou furent rapidement découverts par les éclaireurs et rapidement, l'équipée échafauda un plan d'invasion. <text:soft-page-break/>Même en effectifs réduits après la traversée du ciel, ils avaient toujours suffisamment de troupes pour mener une guerre. D'autant plus que leurs adversaires ne donnaient pas l'impression d'être de vaillants guerriers. Alors le conflit éclata. </text:p>
      <text:p text:style-name="Standard"/>
      <text:p text:style-name="Standard">Mais l'assurance et l'art du combat des disciples de Dalai se heurtèrent à un facteur qu'ils n'avaient pas anticipé : les autochtones avaient en leur possession des artefacts et des armes dont la technologie avancée ne laissait aucun doute quant à leur provenance. Ainsi la science Daënare avait même contaminé ce lieu aussi éloigné de toute civilisation soit-il. C'était la première fois qu'Eléonore faisait face aux inventions de leurs ennemis héréditaires. Et cette découverte ne fut pas dénuée de conséquences. Lors d'une énième bataille à laquelle elle participa, la jeune femme fut blessée par l'arme à feu d'un indigène, qui aurait eu tout le loisir de l'achever si ses camarades n'étaient pas intervenus à temps pour la sauver. Son presque-assassin fut fait prisonnier -dans une guerre d'usure telle que celle dans laquelle ils étaient embourbés, toute information obtenue en « interrogeant » l'ennemi pouvait être capitale, et la mage de l'eau demanda à effectuer son interrogatoire elle-même, scellant ainsi sans même le savoir son propre destin.</text:p>
      <text:p text:style-name="Standard"/>
      <text:p text:style-name="Standard">Se faire ainsi blesser par une arme qu'elle ne connaissait pas, frôler la mort sans pouvoir s'y préparer avait attisé sa curiosité et, plus que sur leurs stratégies et leurs points faibles, Eléonore questionna son prisonnier sur la nature et les procédés de fabrication de leurs armes étranges, s'aventurant ainsi sur le dangereux chemin de l'étude profane de ce que beaucoup des siens considèrent comme contre-nature. Et même si son pauvre informateur n'en savait pas des masses sur les objets dont il se servait et que la jeune blonde n'apprit pas grand chose ce coup-ci, le mal était fait. Son raisonnement était simple et elle était persuadée de son bien fondé : si son peuple pouvait allier sa magie et les étranges technologies de ces hérétiques, rien ne pourrait plus les arrêter. Alors elle se lança corps et âme dans cette nouvelle lubie. Évidemment, il fallait se faire discrète, ce genre de recherches n'était pas franchement bien vu chez les My'trans -particulièrement parmi les disciples de Dalai. Alors Eléonore continua très exactement de la même manière qu'elle avait commencé : en interrogeant tous ceux qui pouvaient détenir des informations à ce sujet.</text:p>
      <text:p text:style-name="Standard"/>
      <text:p text:style-name="Standard">De plus en plus, elle prit en charge les prisonniers pour des sessions de questionnements musclés. C'est durant cette période que la disciple de Dalai se mit à utiliser sa magie pour infliger des supplices physiques, d'abord à l'aide d'objets matérialisés sous forme aqueuse, comme un fouet par exemple, puis de manière plus subtile, plus retorse. Quoi de plus simple que de faire croire à un homme qu'il se noie lorsque vous pouvez jouer avec la flotte comme bon vous semble ? Avec un peu d'entraînement, faire ressentir une sensation de déshydratation devient un jeu d'enfant. Elle ne prenait pas particulièrement de plaisir à infliger de la souffrance de la sorte, mais s'était résolue, n'ayant plus qu'une seule chose en tête : trouver le moyen de rendre les siens plus forts. Dès qu'elle le pouvait, notre blondinette récupérait les objets technologiques qu'elle trouvait avant qu'ils ne soient détruits. Bien évidemment, sa pratique intensive de la magie et son activité clandestine -surtout la partie où elle était en contact avec la technologie, ne faisaient pas bon ménage. A mesure que le temps passait son corps et son esprit faiblissaient. Elle était fatiguée, irritable. Se prenait à faire des erreurs. Aussi, lorsque l'inévitable se produisit et que son petit manège fut découvert, elle n'eut d'autre choix que de tuer le pauvre bougre qui l'avait importunée pour conserver son secret, parachevant ainsi ce qu'elle avait entamé sans le savoir : sa transformation en anomalie.</text:p>
      <text:p text:style-name="Standard"/>
      <text:p text:style-name="Standard">Dès lors, son comportement changea drastiquement. Elle qui était auparavant un modèle de calme et de sang-froid devint une boule d'énergie, d'un tempérament bien plus extrême. Toujours en secret, elle continua ses interrogatoires profanes, mais se prit désormais à en tirer une forme étrange de plaisir. Quelques temps plus tard, leur flotte mit les voiles en direction de Shüren. Il était temps de rentrer à la maison. Leur expédition, qui n'avait finalement été qu'un bain de sang, était un échec. Mais à titre personnel, Eléonore rentrait pleine de nouvelles convictions. Le seul moyen pour Zagash -et par extension My'trä, de devenir la nation puissante qu'elle espérait était d'aller conquérir <text:soft-page-break/>leurs voisins déserteurs. Asservir les Daënars pour en faire leurs esclaves-ingénieurs et se doter de la puissance mécanique dont ils jouissaient. Mais pour parvenir à cette fin, il faudrait convaincre les différentes régions de My'trä de s'unir sous une seule bannière. Et un seul groupe de personnes avait ce pouvoir : le conseil de la convergence. Alors notre anomalie entreprit de gravir les échelons pour obtenir le pouvoir de faire bouger les choses. </text:p>
      <text:p text:style-name="Standard"/>
      <text:p text:style-name="Standard">Malheureusement pour ses ambitions, ce qui devait arriver arriva. On ne considère pas les Anomalies comme des oiseaux de mauvaise augure pour rien, A peine avait-elle posé pied à terre après un vol bien plus calme qu'à l'aller, Eléonore entendit la rumeur. Celle-ci s'était vraisemblablement répandue comme une traînée de poudre en un rien de temps et le visage creusé des habitants de la capitale de Zagash en disait long sur sa gravité. Un Régisseur aurait été repéré en ville. Comprenant immédiatement que si c'était vrai, le traqueur divin était alors là pour elle, la jeune femme ne perdit pas une seule seconde. Les légendes et les mythes autour de ces créatures et de leurs horribles gardiens étaient trop effrayantes pour qu'elle s'offre le luxe de vérifier leur véracité. Dans l'heure qui suivit son apprentissage de la rumeur, la jeune était déjà à des kilomètres de là, sur le dos d'un ovchin dont elle commençait à apprécier le confort. Son plan attendrait donc avant d'être mené à son terme, mais ce n'était que partie remise.&lt;/p&gt;<text:line-break/>&lt;/fieldset&gt;<text:line-break/><text:line-break/>&lt;div class="presentation_irl"&gt;<text:line-break/>&lt;span class="titre_pres_pass"&gt;Dans la vraie vie ?&lt;/span&gt;<text:line-break/>&lt;br/&gt;<text:line-break/>[b]Quel âge avez-vous ? [/b] 26 balais<text:line-break/>[b]Comment avez-vous découvert le forum ?[/b] J'ai créé internet.<text:line-break/>[b]La création de votre fiche a-t-elle été fastidieuse ?[/b] Toujours.<text:line-break/>[b]Avez-vous des suggestions pour rendre la validation plus facile ?[/b] Rendre le Guide du Néophyte plus visible / centraliser un peu plus certaines infos<text:line-break/>[b]Code du règlement :[/b] Ne pas vendre le perruque de Bobol' avant de l'avoir soudoyé <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aleway" svg:font-family="Raleway,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7T23:09:10.24</meta:creation-date>
    <dc:date>2018-01-12T20:39:39.53</dc:date>
    <meta:editing-duration>PT19H49M6S</meta:editing-duration>
    <meta:editing-cycles>726</meta:editing-cycles>
    <meta:generator>OpenOffice/4.1.1$Win32 OpenOffice.org_project/411m6$Build-9775</meta:generator>
    <dc:creator>Théo </dc:creator>
    <meta:document-statistic meta:table-count="0" meta:image-count="0" meta:object-count="0" meta:page-count="5" meta:paragraph-count="16" meta:word-count="2928" meta:character-count="18638"/>
  </office:meta>
</office:document-meta>
</file>